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51 Mount Dennis Dr</text:p>
      <text:p text:style-name="P1">Toronto, Ontario</text:p>
      <text:p text:style-name="P1">M6M 5H5</text:p>
      <text:p text:style-name="P1">Home: 416-341-0926</text:p>
      <text:p text:style-name="P1">Mobile: 647-240-0691</text:p>
      <text:p text:style-name="Standard"><text:a xlink:type="simple" xlink:href="mailto:joshua.m.grant@gmail.com"><text:span text:style-name="Internet_20_link"><text:span text:style-name="T3">joshua.m.grant@gmail.com</text:span>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>Algorithmics</text:p>
      <text:p text:style-name="P1">999 Street Dr</text:p>
      <text:p text:style-name="P1">Toronto, Ontario</text:p>
      <text:p text:style-name="P1">M1M 2N2</text:p>
      <text:p text:style-name="P1"/>
      <text:p text:style-name="P1">To Whom It May Concern, </text:p>
      <text:p text:style-name="P1"/>
      <text:p text:style-name="P1">As an innovative thinker with strong analytic thinking skills, and a passion for mathematical problem solving, I would like to apply for a position as <text:span text:style-name="T1">software developer</text:span><text:span text:style-name="T2"> for the </text:span><text:span text:style-name="T1">Stochastic Modeling &amp; Simulation Team</text:span><text:span text:style-name="T2">. I feel that my particular blend of attributes make me a prime candidate for working on this team. </text:span></text:p>
      <text:p text:style-name="P1"/>
      <text:p text:style-name="P2">Recently, I have completed a Master's degree in applied mathematics. Part of my research involved Monte Carlo simulations of network dynamics, which I developed myself in C/C++. This provided an opportunity to strengthen my problem solving skills in a programming context, and to apply my mathematical aptitude to coding problems. Along with simulation programming, I also took courses in general Monte Carlo methods and numerical analysis over the course of my graduate education. These skills have only futher been developed in my current role as a research associate with my current employer, a small biotechnology company specializing in three-dimensional, real-time brain imaging. I have had the opportunity to work on both hardware and software projects, gaining experience in several areas of science- and technology-based business. These experiences have enriched my technical abilities and made me a more well-rounded thinker. </text:p>
      <text:p text:style-name="P1"/>
      <text:p text:style-name="P2">While I am most proficient finding steady states of Markov chains or optimizing numerical routines, I also enjoy working with motivated individuals in a team environment. I thrive in both individual and group settings, and will emphasize that I can work with a variety of personalities. Most importantly, I maintain a work hard, play hard philosophy, which I think I would be an excellent fit with the Stochastic Modeling &amp; Simulation team. Included with this letter is my resume for your consideration, and I appreciate this opportunity. </text:p>
      <text:p text:style-name="P1"/>
      <text:p text:style-name="P1"/>
      <text:p text:style-name="P2">Sincerely, </text:p>
      <text:p text:style-name="P1"/>
      <text:p text:style-name="P2">Joshua Gra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CA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 Grant</meta:initial-creator>
    <meta:creation-date>2010-02-08T23:26:10</meta:creation-date>
    <dc:creator>Josh Grant</dc:creator>
    <dc:date>2010-02-09T00:16:03</dc:date>
    <meta:editing-cycles>8</meta:editing-cycles>
    <meta:editing-duration>PT00H40M45S</meta:editing-duration>
    <meta:document-statistic meta:table-count="0" meta:image-count="0" meta:object-count="0" meta:page-count="1" meta:paragraph-count="16" meta:word-count="307" meta:character-count="1988"/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